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arial" svg:font-family="arial, sans-serif"/>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583a7"/>
    </style:style>
    <style:style style:name="P2" style:family="paragraph" style:parent-style-name="Standard">
      <style:text-properties officeooo:rsid="001583a7" officeooo:paragraph-rsid="001583a7" fo:background-color="#ffff00"/>
    </style:style>
    <style:style style:name="P3" style:family="paragraph" style:parent-style-name="Standard">
      <style:text-properties officeooo:rsid="001583a7" officeooo:paragraph-rsid="001583a7"/>
    </style:style>
    <style:style style:name="P4" style:family="paragraph" style:parent-style-name="Standard">
      <style:text-properties officeooo:rsid="001e17b8" officeooo:paragraph-rsid="001e17b8"/>
    </style:style>
    <style:style style:name="P5" style:family="paragraph" style:parent-style-name="Standard">
      <style:text-properties officeooo:paragraph-rsid="00243ba6"/>
    </style:style>
    <style:style style:name="P6" style:family="paragraph" style:parent-style-name="Standard">
      <style:text-properties officeooo:paragraph-rsid="002585f8"/>
    </style:style>
    <style:style style:name="P7" style:family="paragraph" style:parent-style-name="Standard">
      <style:text-properties officeooo:paragraph-rsid="0028f8e8"/>
    </style:style>
    <style:style style:name="T1" style:family="text">
      <style:text-properties officeooo:rsid="001f8aa1"/>
    </style:style>
    <style:style style:name="T2" style:family="text">
      <style:text-properties officeooo:rsid="00215c10"/>
    </style:style>
    <style:style style:name="T3" style:family="text">
      <style:text-properties officeooo:rsid="00235160"/>
    </style:style>
    <style:style style:name="T4" style:family="text">
      <style:text-properties officeooo:rsid="00243ba6"/>
    </style:style>
    <style:style style:name="T5" style:family="text">
      <style:text-properties officeooo:rsid="002585f8"/>
    </style:style>
    <style:style style:name="T6" style:family="text">
      <style:text-properties officeooo:rsid="0026b3e8"/>
    </style:style>
    <style:style style:name="T7" style:family="text">
      <style:text-properties officeooo:rsid="00284fb8"/>
    </style:style>
    <style:style style:name="T8" style:family="text">
      <style:text-properties officeooo:rsid="0028f8e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alar sobre a importância do tema</text:p>
      <text:p text:style-name="P2">Falar sobre a definição do tema</text:p>
      <text:p text:style-name="P3">Falar sobre o contexto atual</text:p>
      <text:p text:style-name="P3">Falar sobre os objetivos</text:p>
      <text:p text:style-name="P3">Falar sobre o que vai ser utilizado</text:p>
      <text:p text:style-name="P3">Falar sobre a organização do trabalho</text:p>
      <text:p text:style-name="P3"/>
      <text:p text:style-name="P1"/>
      <text:p text:style-name="Standard"><text:span text:style-name="T1">Atualmente u</text:span>ma grande quantidade de imagens digitais passaram <text:span text:style-name="T1">a ser produzidas e disponibilizadas</text:span>,em virtude da popularização d<text:span text:style-name="T1">a internet</text:span> e das câmeras digitais, adicional a este fato, é comum a existência de banco de dados de imagens para determinados contextos, como imagens de ressonâncias médicas, imagens de satélites, imagens de câmeras de segurança e etc. Dada estas coleções de imagens, pode-se desejar agrupar as imagens segundo determinadas características, por exemplo, pode-se tentar agrupá-las segundo categorias taxonômicas humanas de objetos, ou pelo tipo de iluminação, ou ainda pela presença de determinadas pessoas via identificação de faces, enfim, são inúmeras as possibilidades de características que podem ser utilizadas para agrupar imagens.</text:p>
      <text:p text:style-name="Standard"/>
      <text:p text:style-name="Standard">Agrupamento<text:span text:style-name="T2">s</text:span> de imagens também <text:span text:style-name="T2">são</text:span> mecanismo<text:span text:style-name="T2">s</text:span> comu<text:span text:style-name="T2">ns</text:span> para buscas por similaridade, suponha o caso onde se deseja encontrar imagens semelhantes a uma imagem especifica, sabendo a que grupo esta imagem pertence, pode-se utilizar as imagens que estão no mesmo grupo como resposta da busca, ou no mínimo, como conjunto para uma busca direcionada, evitando que a busca seja executada por todo conjunto de imagens.</text:p>
      <text:p text:style-name="Standard"/>
      <text:p text:style-name="P4">Clusters de imagens são agrupamentos de imagens digitais segundo determinadas características de similaridade, em geral cores, formas ou textura; o mapeamento deve ocorrer de tal forma que cada classe forneça, essencialmente, as mesmas informações sobre as imagens que a compõem. As técnicas de clustering associadas a mecanismos de classificação podem fornecer um resumo conciso do conteúdo das imagens, podendo ser utilizado para diferentes tarefas relacionadas com a gestão de banco de dados de imagens. Entre os principais usos dos clusters de imagens são: catálogos de arte, banco de imagens fotográficas, diagnósticos médicos, computação forense e classificação de informações geográficas e de sensoriamento remoto. Esta grande quantidade de possibilidades de uso justificam o crescente interessa <text:span text:style-name="T3">de</text:span> pesquisa nesta área.</text:p>
      <text:p text:style-name="P4"/>
      <text:p text:style-name="Standard"><text:span text:style-name="T4">No trabalho de Goldberger, misturas gaussianas associad</text:span><text:span text:style-name="T5">as</text:span><text:span text:style-name="T4"> ao método estatístico </text:span><text:bookmark text:name="firstHeading"/>Information bottleneck <text:span text:style-name="T4">são utilizados para agrupar imagens segundo </text:span><text:span text:style-name="T5">a distribuição de cores na imagem</text:span></text:p>
      <text:p text:style-name="P5"><text:span text:style-name="T4"/></text:p>
      <text:p text:style-name="P6"><text:span text:style-name="T5">No trabalho de Matas, as imagens são agrupadas segundo os objetos 3D da cena, tipicamente prédios, edifícios e outros elementos arquitetônicos, com isso, fotos tiradas num mesmo ponto turístico, por exemplo, são agrupadas na mesma classe. </text:span><text:span text:style-name="T6">O algoritmo trabalha sobre partições das imagens aplicando o método de min-hash para busca de semelhanças.</text:span></text:p>
      <text:p text:style-name="P6"><text:span text:style-name="T6"/></text:p>
      <text:p text:style-name="P7"><text:span text:style-name="T7">Moëllic propôs um método para construir classes de imagens rotuladas, </text:span><text:span text:style-name="T8">o algoritmo utiliza o método SNN (Shared Nearest Neighbor) para definir um conjunto de rótulos mais adequado a uma determinada imagem, e as classes de imagens são extraídas destes rótulos. Testes utilizando o serviço do Flickr demostraram bons resultad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arial" svg:font-family="arial, sans-serif"/>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Title" style:next-style-name="Text_20_body" style:default-outline-level="1" style:list-style-name="" style:class="text">
      <style:text-properties style:font-name="Times New Roman" fo:font-size="24pt" fo:font-weight="bold" style:font-name-asian="DejaVu Sans" style:font-size-asian="24pt" style:font-weight-asian="bold" style:font-name-complex="Lohit Hindi"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erond Salles</meta:initial-creator>
    <meta:creation-date>2012-03-12T16:15:54</meta:creation-date>
    <dc:date>2012-03-13T19:38:13</dc:date>
    <dc:creator>Herond Salles</dc:creator>
    <meta:editing-duration>PT02H56M11S</meta:editing-duration>
    <meta:editing-cycles>9</meta:editing-cycles>
    <meta:generator>OpenOffice.org/3.2$Linux OpenOffice.org_project/320m19$Build-9505</meta:generator>
    <meta:document-statistic meta:table-count="0" meta:image-count="0" meta:object-count="0" meta:page-count="1" meta:paragraph-count="12" meta:word-count="450" meta:character-count="3037"/>
  </office:meta>
</office:document-meta>
</file>